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5.846cm"/>
    </style:style>
    <style:style style:family="table-column" style:name="co2">
      <style:table-column-properties fo:break-before="auto" style:column-width="0.699cm"/>
    </style:style>
    <style:style style:family="table-column" style:name="co3">
      <style:table-column-properties fo:break-before="auto" style:column-width="3.944cm"/>
    </style:style>
    <style:style style:family="table-column" style:name="co4">
      <style:table-column-properties fo:break-before="auto" style:column-width="1.79cm"/>
    </style:style>
    <style:style style:family="table-column" style:name="co5">
      <style:table-column-properties fo:break-before="auto" style:column-width="1.77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76cm"/>
    </style:style>
    <style:style style:family="table-row" style:name="ro3">
      <style:table-row-properties fo:break-before="auto" style:use-optimal-row-height="false" style:row-height="2.91cm"/>
    </style:style>
    <style:style style:family="table-row" style:name="ro4">
      <style:table-row-properties fo:break-before="auto" style:use-optimal-row-height="false" style:row-height="0.45cm"/>
    </style:style>
    <style:style style:family="table" style:name="ta1" style:master-page-name="PageStyle_5f_Recapit._20_prov._20_Holl.">
      <style:table-properties style:writing-mode="lr-tb" table:display="true"/>
    </style:style>
    <number:text-style style:name="N100">
      <number:text-content/>
    </number:text-style>
    <style:style style:family="table-cell" style:parent-style-name="TL Title" style:name="ce1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2">
      <style:table-cell-properties fo:padding="0.071cm"/>
    </style:style>
    <style:style style:data-style-name="N100"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Default" style:name="ce4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90"/>
      <style:paragraph-properties fo:margin-left="0cm" fo:text-align="start" css3t:text-justify="auto" style:writing-mode="page"/>
    </style:style>
    <style:style style:family="table-cell" style:parent-style-name="TL RowHeader" style:name="ce5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6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7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TL ColHeader" style:name="ce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Data" style:name="ce10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</style:style>
    <style:style style:family="table-cell" style:parent-style-name="TL Data" style:name="ce11">
      <style:table-cell-properties fo:padding="0.071cm" fo:border-left="1.76pt solid #000000" fo:border-top="none" fo:border-right="1.76pt solid #000000" style:diagonal-tl-br="none" fo:border-bottom="none" style:diagonal-bl-tr="none" style:rotation-align="none"/>
    </style:style>
    <style:style style:family="table-cell" style:parent-style-name="TL Data" style:name="ce12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13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14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1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16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bottom" style:rotation-angle="9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17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18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1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20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21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22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2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24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25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Recapit. prov. Holl.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4" table:number-columns-repeated="5"/>
        <table:table-column table:style-name="co5" table:default-cell-style-name="Default" table:number-columns-repeated="1016"/>
        <table:table-row table:style-name="ro1">
          <table:table-cell ns41:value-type="string" table:number-rows-spanned="1" table:style-name="ce1" table:number-columns-spanned="3" office:value-type="string">
            <text:p>RECAPITULATIE BEVOLKING VAN DE PROVINCIE HOLLAND [1795]</text:p>
          </table:table-cell>
          <table:covered-table-cell table:style-name="ce8" table:number-columns-repeated="2"/>
          <table:table-cell table:style-name="ce13" table:number-columns-repeated="4"/>
          <table:table-cell table:style-name="ce22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 ns41:value-type="string" table:style-name="ce3" office:value-type="string">
            <text:p>[Regio]</text:p>
          </table:table-cell>
          <table:table-cell table:style-name="ce4"/>
          <table:table-cell ns41:value-type="string" table:style-name="ce9" office:value-type="string">
            <text:p>Zielen</text:p>
          </table:table-cell>
          <table:table-cell ns41:value-type="string" table:style-name="ce15" office:value-type="string">
            <text:p><text:s/>RolNr</text:p>
          </table:table-cell>
          <table:table-cell ns41:value-type="string" table:style-name="ce19" office:value-type="string">
            <text:p><text:s/>BeeldNr</text:p>
          </table:table-cell>
          <table:table-cell ns41:value-type="string" table:style-name="ce19" office:value-type="string">
            <text:p><text:s/>Publ-BladNr</text:p>
          </table:table-cell>
          <table:table-cell ns41:value-type="string" table:style-name="ce19" office:value-type="string">
            <text:p><text:s/>Blad-TabelNr</text:p>
          </table:table-cell>
          <table:table-cell ns41:value-type="string" table:style-name="ce23" office:value-type="string">
            <text:p><text:s/>Tabel-RegelNr</text:p>
          </table:table-cell>
          <table:table-cell table:number-columns-repeated="1016"/>
        </table:table-row>
        <table:table-row table:style-name="ro2">
          <table:table-cell table:style-name="ce4" table:number-columns-repeated="3"/>
          <table:table-cell table:style-name="ce16" table:number-columns-repeated="5"/>
          <table:table-cell table:number-columns-repeated="1016"/>
        </table:table-row>
        <table:table-row table:style-name="ro4">
          <table:table-cell ns41:value-type="string" table:style-name="ce5" office:value-type="string">
            <text:p>Eilanden Noord-Zee</text:p>
          </table:table-cell>
          <table:table-cell table:style-name="Default"/>
          <table:table-cell ns41:value-type="float" table:style-name="ce10" office:value="8931" office:value-type="float">
            <text:p>8931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01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Noordelyke-Hoek</text:p>
          </table:table-cell>
          <table:table-cell table:style-name="Default"/>
          <table:table-cell ns41:value-type="float" table:style-name="ce11" office:value="5888" office:value-type="float">
            <text:p>5888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02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Schager-Kogge</text:p>
          </table:table-cell>
          <table:table-cell table:style-name="Default"/>
          <table:table-cell ns41:value-type="float" table:style-name="ce11" office:value="2785" office:value-type="float">
            <text:p>2785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03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Nieuwdorper-Kogge</text:p>
          </table:table-cell>
          <table:table-cell table:style-name="Default"/>
          <table:table-cell ns41:value-type="float" table:style-name="ce11" office:value="1865" office:value-type="float">
            <text:p>1865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04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De vier Noorder-Koggen</text:p>
          </table:table-cell>
          <table:table-cell table:style-name="Default"/>
          <table:table-cell ns41:value-type="float" table:style-name="ce11" office:value="8382" office:value-type="float">
            <text:p>8382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05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Geestmer-Ambagt</text:p>
          </table:table-cell>
          <table:table-cell table:style-name="Default"/>
          <table:table-cell ns41:value-type="float" table:style-name="ce11" office:value="3045" office:value-type="float">
            <text:p>3045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06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dito onder Nieuwburgen</text:p>
          </table:table-cell>
          <table:table-cell table:style-name="Default"/>
          <table:table-cell ns41:value-type="float" table:style-name="ce11" office:value="2532" office:value-type="float">
            <text:p>2532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07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De Nieuwburgen</text:p>
          </table:table-cell>
          <table:table-cell table:style-name="Default"/>
          <table:table-cell ns41:value-type="float" table:style-name="ce11" office:value="5249" office:value-type="float">
            <text:p>5249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08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Alkmaar</text:p>
          </table:table-cell>
          <table:table-cell table:style-name="Default"/>
          <table:table-cell ns41:value-type="float" table:style-name="ce11" office:value="8373" office:value-type="float">
            <text:p>8373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09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Dregterland</text:p>
          </table:table-cell>
          <table:table-cell table:style-name="Default"/>
          <table:table-cell ns41:value-type="float" table:style-name="ce11" office:value="25911" office:value-type="float">
            <text:p>25911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10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Eilanden Zuider-Zee</text:p>
          </table:table-cell>
          <table:table-cell table:style-name="Default"/>
          <table:table-cell ns41:value-type="float" table:style-name="ce11" office:value="1641" office:value-type="float">
            <text:p>1641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11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Zeevangk</text:p>
          </table:table-cell>
          <table:table-cell table:style-name="Default"/>
          <table:table-cell ns41:value-type="float" table:style-name="ce11" office:value="5324" office:value-type="float">
            <text:p>5324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12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Waterland</text:p>
          </table:table-cell>
          <table:table-cell table:style-name="Default"/>
          <table:table-cell ns41:value-type="float" table:style-name="ce11" office:value="6754" office:value-type="float">
            <text:p>6754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13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Meiren en Heerlykheeden</text:p>
          </table:table-cell>
          <table:table-cell table:style-name="Default"/>
          <table:table-cell ns41:value-type="float" table:style-name="ce11" office:value="6286" office:value-type="float">
            <text:p>6286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14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Egmonden en Heerlykheeden</text:p>
          </table:table-cell>
          <table:table-cell table:style-name="Default"/>
          <table:table-cell ns41:value-type="float" table:style-name="ce11" office:value="3281" office:value-type="float">
            <text:p>3281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15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Blois</text:p>
          </table:table-cell>
          <table:table-cell table:style-name="Default"/>
          <table:table-cell ns41:value-type="float" table:style-name="ce11" office:value="19472" office:value-type="float">
            <text:p>19472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16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Haarlem</text:p>
          </table:table-cell>
          <table:table-cell table:style-name="Default"/>
          <table:table-cell ns41:value-type="float" table:style-name="ce11" office:value="21227" office:value-type="float">
            <text:p>21227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17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Kennemerland</text:p>
          </table:table-cell>
          <table:table-cell table:style-name="Default"/>
          <table:table-cell ns41:value-type="float" table:style-name="ce11" office:value="19729" office:value-type="float">
            <text:p>19729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18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Brederode</text:p>
          </table:table-cell>
          <table:table-cell table:style-name="Default"/>
          <table:table-cell ns41:value-type="float" table:style-name="ce11" office:value="4459" office:value-type="float">
            <text:p>4459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19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Amstelland</text:p>
          </table:table-cell>
          <table:table-cell table:style-name="Default"/>
          <table:table-cell ns41:value-type="float" table:style-name="ce11" office:value="9217" office:value-type="float">
            <text:p>9217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20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Amsterdam</text:p>
          </table:table-cell>
          <table:table-cell table:style-name="Default"/>
          <table:table-cell ns41:value-type="float" table:style-name="ce11" office:value="217024" office:value-type="float">
            <text:p>217024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21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Gooiland</text:p>
          </table:table-cell>
          <table:table-cell table:style-name="Default"/>
          <table:table-cell ns41:value-type="float" table:style-name="ce11" office:value="10259" office:value-type="float">
            <text:p>10259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22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Landen aan Gooiland</text:p>
          </table:table-cell>
          <table:table-cell table:style-name="Default"/>
          <table:table-cell ns41:value-type="float" table:style-name="ce11" office:value="5100" office:value-type="float">
            <text:p>5100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23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Loosdregten</text:p>
          </table:table-cell>
          <table:table-cell table:style-name="Default"/>
          <table:table-cell ns41:value-type="float" table:style-name="ce11" office:value="2498" office:value-type="float">
            <text:p>2498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24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Woerden</text:p>
          </table:table-cell>
          <table:table-cell table:style-name="Default"/>
          <table:table-cell ns41:value-type="float" table:style-name="ce11" office:value="5779" office:value-type="float">
            <text:p>5779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25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Oudewater</text:p>
          </table:table-cell>
          <table:table-cell table:style-name="Default"/>
          <table:table-cell ns41:value-type="float" table:style-name="ce11" office:value="2221" office:value-type="float">
            <text:p>2221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26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Vosholl</text:p>
          </table:table-cell>
          <table:table-cell table:style-name="Default"/>
          <table:table-cell ns41:value-type="float" table:style-name="ce11" office:value="3043" office:value-type="float">
            <text:p>3043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27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Rhynland</text:p>
          </table:table-cell>
          <table:table-cell table:style-name="Default"/>
          <table:table-cell ns41:value-type="float" table:style-name="ce11" office:value="45665" office:value-type="float">
            <text:p>45665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28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Leyden</text:p>
          </table:table-cell>
          <table:table-cell table:style-name="Default"/>
          <table:table-cell ns41:value-type="float" table:style-name="ce11" office:value="30955" office:value-type="float">
            <text:p>30955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29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Den Haag en Jurisdictie</text:p>
          </table:table-cell>
          <table:table-cell table:style-name="Default"/>
          <table:table-cell ns41:value-type="float" table:style-name="ce11" office:value="42365" office:value-type="float">
            <text:p>42365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30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Delfland</text:p>
          </table:table-cell>
          <table:table-cell table:style-name="Default"/>
          <table:table-cell ns41:value-type="float" table:style-name="ce11" office:value="28136" office:value-type="float">
            <text:p>28136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31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Delft</text:p>
          </table:table-cell>
          <table:table-cell table:style-name="Default"/>
          <table:table-cell ns41:value-type="float" table:style-name="ce11" office:value="14099" office:value-type="float">
            <text:p>14099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32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Eyland Rozenburg</text:p>
          </table:table-cell>
          <table:table-cell table:style-name="Default"/>
          <table:table-cell ns41:value-type="float" table:style-name="ce11" office:value="435" office:value-type="float">
            <text:p>435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33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Schieland</text:p>
          </table:table-cell>
          <table:table-cell table:style-name="Default"/>
          <table:table-cell ns41:value-type="float" table:style-name="ce11" office:value="22948" office:value-type="float">
            <text:p>22948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34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Steden in Schieland</text:p>
          </table:table-cell>
          <table:table-cell table:style-name="Default"/>
          <table:table-cell ns41:value-type="float" table:style-name="ce11" office:value="62323" office:value-type="float">
            <text:p>62323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35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Gouda en Heerlykheeden</text:p>
          </table:table-cell>
          <table:table-cell table:style-name="Default"/>
          <table:table-cell ns41:value-type="float" table:style-name="ce11" office:value="13223" office:value-type="float">
            <text:p>13223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36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Krimpenerwaard</text:p>
          </table:table-cell>
          <table:table-cell table:style-name="Default"/>
          <table:table-cell ns41:value-type="float" table:style-name="ce11" office:value="12223" office:value-type="float">
            <text:p>12223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37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Ysselstein</text:p>
          </table:table-cell>
          <table:table-cell table:style-name="Default"/>
          <table:table-cell ns41:value-type="float" table:style-name="ce11" office:value="4114" office:value-type="float">
            <text:p>4114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38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Lopikerwaard</text:p>
          </table:table-cell>
          <table:table-cell table:style-name="Default"/>
          <table:table-cell ns41:value-type="float" table:style-name="ce11" office:value="889" office:value-type="float">
            <text:p>889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39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Alblasserwaard</text:p>
          </table:table-cell>
          <table:table-cell table:style-name="Default"/>
          <table:table-cell ns41:value-type="float" table:style-name="ce11" office:value="13714" office:value-type="float">
            <text:p>13714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40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Arkel</text:p>
          </table:table-cell>
          <table:table-cell table:style-name="Default"/>
          <table:table-cell ns41:value-type="float" table:style-name="ce11" office:value="7080" office:value-type="float">
            <text:p>7080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41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Leerdam</text:p>
          </table:table-cell>
          <table:table-cell table:style-name="Default"/>
          <table:table-cell ns41:value-type="float" table:style-name="ce11" office:value="2809" office:value-type="float">
            <text:p>2809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42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Steden by Leerdam</text:p>
          </table:table-cell>
          <table:table-cell table:style-name="Default"/>
          <table:table-cell ns41:value-type="float" table:style-name="ce11" office:value="1214" office:value-type="float">
            <text:p>1214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43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Vianen</text:p>
          </table:table-cell>
          <table:table-cell table:style-name="Default"/>
          <table:table-cell ns41:value-type="float" table:style-name="ce11" office:value="4740" office:value-type="float">
            <text:p>4740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44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Oost-voorne</text:p>
          </table:table-cell>
          <table:table-cell table:style-name="Default"/>
          <table:table-cell ns41:value-type="float" table:style-name="ce11" office:value="10395" office:value-type="float">
            <text:p>10395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45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Zuid-Voorne, of Over-Flakke</text:p>
          </table:table-cell>
          <table:table-cell table:style-name="Default"/>
          <table:table-cell ns41:value-type="float" table:style-name="ce11" office:value="8448" office:value-type="float">
            <text:p>8448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46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West-Voorne, of Goederede</text:p>
          </table:table-cell>
          <table:table-cell table:style-name="Default"/>
          <table:table-cell ns41:value-type="float" table:style-name="ce11" office:value="2218" office:value-type="float">
            <text:p>2218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47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Land van Putten</text:p>
          </table:table-cell>
          <table:table-cell table:style-name="Default"/>
          <table:table-cell ns41:value-type="float" table:style-name="ce11" office:value="2746" office:value-type="float">
            <text:p>2746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48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Hoeksche Waard</text:p>
          </table:table-cell>
          <table:table-cell table:style-name="Default"/>
          <table:table-cell ns41:value-type="float" table:style-name="ce11" office:value="15205" office:value-type="float">
            <text:p>15205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49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Putten over Maas</text:p>
          </table:table-cell>
          <table:table-cell table:style-name="Default"/>
          <table:table-cell ns41:value-type="float" table:style-name="ce11" office:value="2604" office:value-type="float">
            <text:p>2604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50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Land van Ysselmonde</text:p>
          </table:table-cell>
          <table:table-cell table:style-name="Default"/>
          <table:table-cell ns41:value-type="float" table:style-name="ce11" office:value="7010" office:value-type="float">
            <text:p>7010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51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Zwyndregtsche Waard</text:p>
          </table:table-cell>
          <table:table-cell table:style-name="Default"/>
          <table:table-cell ns41:value-type="float" table:style-name="ce11" office:value="3935" office:value-type="float">
            <text:p>3935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52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Eiland Dordrecht</text:p>
          </table:table-cell>
          <table:table-cell table:style-name="Default"/>
          <table:table-cell ns41:value-type="float" table:style-name="ce11" office:value="19143" office:value-type="float">
            <text:p>19143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53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Land van Altena</text:p>
          </table:table-cell>
          <table:table-cell table:style-name="Default"/>
          <table:table-cell ns41:value-type="float" table:style-name="ce11" office:value="6850" office:value-type="float">
            <text:p>6850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54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Land van Heusden</text:p>
          </table:table-cell>
          <table:table-cell table:style-name="Default"/>
          <table:table-cell ns41:value-type="float" table:style-name="ce11" office:value="8515" office:value-type="float">
            <text:p>8515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55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Langestraat</text:p>
          </table:table-cell>
          <table:table-cell table:style-name="Default"/>
          <table:table-cell ns41:value-type="float" table:style-name="ce11" office:value="7157" office:value-type="float">
            <text:p>7157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56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Heerlykheeden</text:p>
          </table:table-cell>
          <table:table-cell table:style-name="Default"/>
          <table:table-cell ns41:value-type="float" table:style-name="ce11" office:value="8553" office:value-type="float">
            <text:p>8553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57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Aanhangsel</text:p>
          </table:table-cell>
          <table:table-cell table:style-name="Default"/>
          <table:table-cell ns41:value-type="float" table:style-name="ce11" office:value="2546" office:value-type="float">
            <text:p>2546</text:p>
          </table:table-cell>
          <table:table-cell ns41:value-type="string" table:style-name="ce17" office:value-type="string">
            <text:p>39</text:p>
          </table:table-cell>
          <table:table-cell ns41:value-type="string" table:style-name="ce20" office:value-type="string">
            <text:p>0198</text:p>
          </table:table-cell>
          <table:table-cell ns41:value-type="string" table:style-name="ce20" office:value-type="string">
            <text:p>0017</text:p>
          </table:table-cell>
          <table:table-cell ns41:value-type="string" table:style-name="ce20" office:value-type="string">
            <text:p>01</text:p>
          </table:table-cell>
          <table:table-cell ns41:value-type="string" table:style-name="ce24" office:value-type="string">
            <text:p>058</text:p>
          </table:table-cell>
          <table:table-cell table:number-columns-repeated="1016"/>
        </table:table-row>
        <table:table-row table:style-name="ro2">
          <table:table-cell ns41:value-type="string" table:style-name="ce7" office:value-type="string">
            <text:p>[Totaal]</text:p>
          </table:table-cell>
          <table:table-cell table:style-name="Default"/>
          <table:table-cell ns41:value-type="float" table:style-name="ce12" office:value="828532" office:value-type="float">
            <text:p>828532</text:p>
          </table:table-cell>
          <table:table-cell ns41:value-type="string" table:style-name="ce18" office:value-type="string">
            <text:p>39</text:p>
          </table:table-cell>
          <table:table-cell ns41:value-type="string" table:style-name="ce21" office:value-type="string">
            <text:p>0198</text:p>
          </table:table-cell>
          <table:table-cell ns41:value-type="string" table:style-name="ce21" office:value-type="string">
            <text:p>0017</text:p>
          </table:table-cell>
          <table:table-cell ns41:value-type="string" table:style-name="ce21" office:value-type="string">
            <text:p>01</text:p>
          </table:table-cell>
          <table:table-cell ns41:value-type="string" table:style-name="ce25" office:value-type="string">
            <text:p>059</text:p>
          </table:table-cell>
          <table:table-cell table:number-columns-repeated="1016"/>
        </table:table-row>
        <table:table-row table:style-name="ro4" table:number-rows-repeated="1048512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cell-range-address="$'Recapit. prov. Holl.'.$A$5:.$C$63" table:name="ROL39D" table:base-cell-address="$'Recapit. prov. Holl.'.$A$1"/>
        </table:named-expressions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$</number:text>
      <number:number number:grouping="true" number:decimal-places="0" number:min-integer-digits="1"/>
      <number:text/>
    </number:number-style>
    <number:number-style style:name="N126">
      <number:text>($</number:text>
      <number:number number:grouping="true" number:decimal-places="0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0" number:min-integer-digits="1"/>
      <number:text/>
    </number:number-style>
    <number:number-style style:name="N127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7P0"/>
    </number:number-style>
    <number:number-style style:volatile="true" style:name="N128P0">
      <number:text>$</number:text>
      <number:number number:grouping="true" number:decimal-places="2" number:min-integer-digits="1"/>
      <number:text/>
    </number:number-style>
    <number:number-style style:name="N128">
      <number:text>($</number:text>
      <number:number number:grouping="true" number:decimal-places="2" number:min-integer-digits="1"/>
      <number:text>)</number:text>
      <style:map style:condition="value()&gt;=0" style:apply-style-name="N128P0"/>
    </number:number-style>
    <number:number-style style:volatile="true" style:name="N129P0">
      <number:text>$</number:text>
      <number:number number:grouping="true" number:decimal-places="2" number:min-integer-digits="1"/>
      <number:text/>
    </number:number-style>
    <number:number-style style:name="N129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9P0"/>
    </number:number-style>
    <number:number-style style:volatile="true" style:name="N130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0P2">
      <number:text> $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2P2">
      <number:text> $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capit._20_prov._20_Holl." style:page-layout-name="Mpm3" style:display-name="PageStyle_Recapit. prov. Holl.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2-23T13:10:37</meta:creation-date>
    <dc:creator>Yamit</dc:creator>
    <dc:date>2005-01-11T12:00:29</dc:date>
    <meta:document-statistic meta:object-count="0" meta:cell-count="421" meta:table-count="1"/>
    <meta:generator>ODFPY/1.3.0dev</meta:generator>
  </office:meta>
</office:document-meta>
</file>